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4.5cm" svg:height="7cm" svg:x="3.5cm" svg:y="10cm">
          <text:p/>
        </draw:rect>
        <draw:line draw:style-name="gr2" draw:text-style-name="P1" draw:layer="layout" svg:x1="3.5cm" svg:y1="17cm" svg:x2="18cm" svg:y2="10cm">
          <text:p/>
        </draw:line>
        <draw:frame draw:style-name="gr3" draw:text-style-name="P2" draw:layer="layout" svg:width="3cm" svg:height="0.925cm" svg:x="2.5cm" svg:y="9cm">
          <draw:text-box>
            <text:p text:style-name="P2"><text:span text:style-name="T1">first</text:span></text:p>
          </draw:text-box>
        </draw:frame>
        <draw:frame draw:style-name="gr3" draw:text-style-name="P2" draw:layer="layout" svg:width="4.5cm" svg:height="0.925cm" svg:x="16cm" svg:y="9cm">
          <draw:text-box>
            <text:p text:style-name="P2"><text:span text:style-name="T1">first + 1</text:span></text:p>
          </draw:text-box>
        </draw:frame>
        <draw:frame draw:style-name="gr3" draw:text-style-name="P2" draw:layer="layout" svg:width="3cm" svg:height="0.925cm" svg:x="2.5cm" svg:y="17.075cm">
          <draw:text-box>
            <text:p text:style-name="P2"><text:span text:style-name="T1">second</text:span></text:p>
          </draw:text-box>
        </draw:frame>
        <draw:frame draw:style-name="gr3" draw:text-style-name="P2" draw:layer="layout" svg:width="4.5cm" svg:height="0.925cm" svg:x="15cm" svg:y="17.075cm">
          <draw:text-box>
            <text:p text:style-name="P2"><text:span text:style-name="T1">second +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Giles Thomas</meta:initial-creator>
    <meta:creation-date>2009-12-18T16:08:42</meta:creation-date>
    <dc:creator>Giles Thomas</dc:creator>
    <dc:date>2009-12-18T16:11:15</dc:date>
    <meta:editing-cycles>1</meta:editing-cycles>
    <meta:editing-duration>PT2M32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